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fo:font-weight="bold" officeooo:rsid="001d88aa" officeooo:paragraph-rsid="0023474c" style:font-weight-asian="bold" style:font-weight-complex="bold"/>
    </style:style>
    <style:style style:name="P9" style:family="paragraph" style:parent-style-name="Table_20_Contents">
      <style:text-properties officeooo:rsid="00202186" officeooo:paragraph-rsid="00202186"/>
    </style:style>
    <style:style style:name="P10" style:family="paragraph" style:parent-style-name="Table_20_Contents" style:list-style-name="L1">
      <style:text-properties fo:font-weight="normal" officeooo:rsid="00246b4d" officeooo:paragraph-rsid="00246b4d" style:font-weight-asian="normal" style:font-weight-complex="normal"/>
    </style:style>
    <style:style style:name="P11" style:family="paragraph" style:parent-style-name="Table_20_Contents">
      <style:text-properties officeooo:rsid="002613b2" officeooo:paragraph-rsid="002613b2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20856"/>
    </style:style>
    <style:style style:name="T4" style:family="text">
      <style:text-properties officeooo:rsid="00232a69"/>
    </style:style>
    <style:style style:name="T5" style:family="text">
      <style:text-properties officeooo:rsid="00246b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9">00<text:span text:style-name="T3">3</text:span>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9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11">1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9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9">UC-00<text:span text:style-name="T3">3</text:span>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9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8">Use Case – <text:span text:style-name="T4">Aircraft Nearby and NOT in TOO CLOSE Proximit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is at least one (1) <text:s/>neighbor nearby to interact with. <text:s/>The listen component brings in the information about the neighbor. <text:s/>The collision avoidance component then checks to see if an avoid is necessary. <text:s/>Since the plane is not in TOO CLOSE proximity, it does not recommend an avoidance to the pilot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<text:span text:style-name="T5">Recommending a change of course when it is uncessary could waste fuel. <text:s/>This is also one of three most likely base scenarios that will occur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, and there are no neighbors nearb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5875017909015448481" text:style-name="L1">
              <text:list-item>
                <text:p text:style-name="P10">UC-001</text:p>
              </text:list-item>
              <text:list-item>
                <text:p text:style-name="P10">UC-002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9:40.300082076</dc:date>
    <meta:editing-duration>PT39M41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208" meta:character-count="1317" meta:non-whitespace-character-count="1135"/>
  </office:meta>
</office:document-meta>
</file>